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17in"/>
    </style:style>
    <style:style style:name="co3" style:family="table-column">
      <style:table-column-properties fo:break-before="auto" style:column-width="0.35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level1_5f_1">
      <style:table-properties table:display="true" style:writing-mode="lr-tb"/>
    </style:style>
    <style:style style:name="ce1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10:1&quot;" style:apply-style-name="Excel_5f_CondFormat_5f_1_5f_1_5f_1" style:base-cell-address="level1_1.C2"/>
      <style:map style:condition="cell-content()=&quot;0:2&quot;" style:apply-style-name="Excel_5f_CondFormat_5f_1_5f_1_5f_2" style:base-cell-address="level1_1.C2"/>
      <style:map style:condition="cell-content()=&quot;1:2&quot;" style:apply-style-name="Excel_5f_CondFormat_5f_1_5f_1_5f_3" style:base-cell-address="level1_1.C2"/>
    </style:style>
    <style:style style:name="ce2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10:1&quot;" style:apply-style-name="Excel_5f_CondFormat_5f_1_5f_1_5f_1" style:base-cell-address="level1_1.M6"/>
      <style:map style:condition="cell-content()=&quot;4:2&quot;" style:apply-style-name="Excel_5f_CondFormat_5f_1_5f_1_5f_2" style:base-cell-address="level1_1.M6"/>
      <style:map style:condition="cell-content()=&quot;1:2&quot;" style:apply-style-name="Excel_5f_CondFormat_5f_1_5f_1_5f_3" style:base-cell-address="level1_1.M6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&quot;24:1&quot;" style:apply-style-name="Excel_5f_CondFormat_5f_1_5f_1_5f_1" style:base-cell-address="level1_1.S8"/>
      <style:map style:condition="cell-content()=&quot;0:2&quot;" style:apply-style-name="Excel_5f_CondFormat_5f_1_5f_1_5f_2" style:base-cell-address="level1_1.S8"/>
      <style:map style:condition="cell-content()=&quot;6:2&quot;" style:apply-style-name="Excel_5f_CondFormat_5f_1_5f_1_5f_3" style:base-cell-address="level1_1.S8"/>
    </style:style>
    <style:style style:name="ce4" style:family="table-cell" style:parent-style-name="Default" style:data-style-name="N100">
      <style:map style:condition="cell-content()=&quot;24:1&quot;" style:apply-style-name="Excel_5f_CondFormat_5f_1_5f_1_5f_1" style:base-cell-address="level1_1.A1"/>
      <style:map style:condition="cell-content()=&quot;0:2&quot;" style:apply-style-name="Excel_5f_CondFormat_5f_1_5f_1_5f_2" style:base-cell-address="level1_1.A1"/>
      <style:map style:condition="cell-content()=&quot;1:2&quot;" style:apply-style-name="Excel_5f_CondFormat_5f_1_5f_1_5f_3" style:base-cell-address="level1_1.A1"/>
    </style:style>
    <style:style style:name="ce5" style:family="table-cell" style:parent-style-name="Default" style:data-style-name="N100">
      <style:map style:condition="cell-content()=&quot;10:1&quot;" style:apply-style-name="Excel_5f_CondFormat_5f_1_5f_1_5f_1" style:base-cell-address="level1_1.C2"/>
      <style:map style:condition="cell-content()=&quot;0:2&quot;" style:apply-style-name="Excel_5f_CondFormat_5f_1_5f_1_5f_2" style:base-cell-address="level1_1.C2"/>
      <style:map style:condition="cell-content()=&quot;1:2&quot;" style:apply-style-name="Excel_5f_CondFormat_5f_1_5f_1_5f_3" style:base-cell-address="level1_1.C2"/>
    </style:style>
    <style:style style:name="ce6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level1_1" table:style-name="ta5" table:print="false">
        <office:forms form:automatic-focus="false" form:apply-design-mode="false"/>
        <table:table-column table:style-name="co3" table:number-columns-repeated="256" table:default-cell-style-name="ce4"/>
        <table:table-column table:style-name="co3" table:default-cell-style-name="ce6"/>
        <table:table-column table:style-name="co3" table:number-columns-repeated="767" table:default-cell-style-name="Default"/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Default"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number-columns-repeated="902"/>
        </table:table-row>
        <table:table-row table:style-name="ro3"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Default"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3"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Default"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2">
          <table:table-cell table:style-name="ce3" table:number-columns-repeated="4"/>
          <table:table-cell table:style-name="ce1" table:number-columns-repeated="4"/>
          <table:table-cell table:style-name="ce3" table:number-columns-repeated="4"/>
          <table:table-cell table:style-name="ce1" table:number-columns-repeated="8"/>
          <table:table-cell table:style-name="ce3" table:number-columns-repeated="20"/>
          <table:table-cell table:style-name="Default"/>
          <table:table-cell table:style-name="ce3" table:number-columns-repeated="4"/>
          <table:table-cell table:style-name="ce1" table:number-columns-repeated="4"/>
          <table:table-cell table:style-name="ce3" table:number-columns-repeated="4"/>
          <table:table-cell table:style-name="ce1" table:number-columns-repeated="8"/>
          <table:table-cell table:style-name="ce3" table:number-columns-repeated="20"/>
          <table:table-cell/>
          <table:table-cell table:style-name="ce3" table:number-columns-repeated="4"/>
          <table:table-cell table:style-name="ce1" table:number-columns-repeated="4"/>
          <table:table-cell table:style-name="ce3" table:number-columns-repeated="4"/>
          <table:table-cell table:style-name="ce1" table:number-columns-repeated="8"/>
          <table:table-cell table:style-name="ce3" table:number-columns-repeated="20"/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Default"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number-columns-repeated="902"/>
        </table:table-row>
        <table:table-row table:style-name="ro3"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3"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1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10:3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1" office:value-type="string">
            <text:p>0:1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/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5" office:value-type="string">
            <text:p>1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number-columns-repeated="902"/>
        </table:table-row>
        <table:table-row table:style-name="ro3"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/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1" office:value-type="string">
            <text:p>0:1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number-columns-repeated="902"/>
        </table:table-row>
        <table:table-row table:style-name="ro3"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2" office:value-type="string">
            <text:p>4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3"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/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5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style-name="ce3" office:value-type="string">
            <text:p>6:2</text:p>
          </table:table-cell>
          <table:table-cell table:number-columns-repeated="902"/>
        </table:table-row>
        <table:table-row table:style-name="ro2" table:number-rows-repeated="65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2" table:style-name="ta3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4" table:print="false">
        <table:table-column table:style-name="co2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irt" style:family="table-cell" style:parent-style-name="Default">
      <style:table-cell-properties fo:background-color="#9999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ound" style:family="table-cell" style:parent-style-name="Default">
      <style:table-cell-properties fo:background-color="#33cc6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ky" style:family="table-cell" style:parent-style-name="Default" style:data-style-name="N100">
      <style:table-cell-properties fo:background-color="#99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33cc66"/>
    </style:style>
    <style:style style:name="Excel_5f_CondFormat_5f_1_5f_1_5f_3" style:display-name="Excel_CondFormat_1_1_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5">02/15/2012</text:date>, <text:time>09:0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1_5f_1" style:display-name="PageStyle_level1_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" style:display-name="PageStyle_Sheet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2-15T09:08:26.06</dc:date>
    <meta:generator>OpenOffice.org/3.2$Win32 OpenOffice.org_project/320m18$Build-9502</meta:generator>
    <meta:editing-duration>PT00H11M31S</meta:editing-duration>
    <meta:editing-cycles>2</meta:editing-cycles>
    <meta:document-statistic meta:table-count="4" meta:cell-count="7200" meta:object-count="0"/>
  </office:meta>
</office:document-meta>
</file>